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bb7e" officeooo:paragraph-rsid="0010bb7e"/>
    </style:style>
    <style:style style:name="P2" style:family="paragraph" style:parent-style-name="Standard">
      <style:text-properties officeooo:rsid="0011cd60" officeooo:paragraph-rsid="0011cd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ta system ska kunna få ut tempraturen och humidityn från en DHT11 sensor. Och sedan kunna vissa ut det I konsollen. </text:p>
      <text:p text:style-name="P1">Med hjälp av c programmering.</text:p>
      <text:p text:style-name="P2">Om det blir tid över så ska jag blanda in en led I det hella som ska lyssa när temperaturen når ett speciellt världe, t ex 0 grader eller 50 grader.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23:36:12.144317659</meta:creation-date>
    <dc:date>2019-10-06T00:30:37.310690511</dc:date>
    <meta:editing-duration>PT54M46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3" meta:word-count="57" meta:character-count="296" meta:non-whitespace-character-count="241"/>
  </office:meta>
</office:document-meta>
</file>